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2000002FD0000023CF90541E3.eps" manifest:media-type=""/>
  <manifest:file-entry manifest:full-path="Pictures/2000000200000242000001B35B8638A8.eps" manifest:media-type=""/>
  <manifest:file-entry manifest:full-path="Pictures/2000000200000236000001AEA934DC30.eps" manifest:media-type=""/>
  <manifest:file-entry manifest:full-path="Pictures/2000000200000222000001A44A541CDE.eps" manifest:media-type=""/>
  <manifest:file-entry manifest:full-path="Pictures/2000000200000222000001A4E3727B97.eps" manifest:media-type=""/>
  <manifest:file-entry manifest:full-path="Pictures/2000000200000222000001A433459616.eps" manifest:media-type=""/>
  <manifest:file-entry manifest:full-path="Pictures/2000000200000247000001BAB05F8B2E.eps" manifest:media-type=""/>
  <manifest:file-entry manifest:full-path="Pictures/2000000200000222000001A4BA4A9B80.eps" manifest:media-type=""/>
  <manifest:file-entry manifest:full-path="Pictures/2000000200000222000001A4A957159D.eps" manifest:media-type=""/>
  <manifest:file-entry manifest:full-path="Pictures/2000000200000222000001A4C0FF7CB8.eps" manifest:media-type=""/>
  <manifest:file-entry manifest:full-path="Pictures/2000000200000236000001AE0979004A.eps" manifest:media-type=""/>
  <manifest:file-entry manifest:full-path="Pictures/2000000200000222000001A4C7BC5033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f4c" officeooo:paragraph-rsid="0005ff4c"/>
    </style:style>
    <style:style style:name="P2" style:family="paragraph" style:parent-style-name="Standard">
      <style:text-properties officeooo:rsid="0005ff4c" officeooo:paragraph-rsid="000ab2d2"/>
    </style:style>
    <style:style style:name="P3" style:family="paragraph" style:parent-style-name="Standard">
      <style:text-properties officeooo:rsid="0005ff4c" officeooo:paragraph-rsid="00100eab"/>
    </style:style>
    <style:style style:name="P4" style:family="paragraph" style:parent-style-name="Standard">
      <style:text-properties fo:font-style="italic" officeooo:rsid="0005ff4c" officeooo:paragraph-rsid="0005ff4c" style:font-style-asian="italic" style:font-style-complex="italic"/>
    </style:style>
    <style:style style:name="P5" style:family="paragraph" style:parent-style-name="Standard">
      <style:text-properties fo:font-style="italic" officeooo:rsid="0005ff4c" officeooo:paragraph-rsid="00118479" style:font-style-asian="italic" style:font-style-complex="italic"/>
    </style:style>
    <style:style style:name="P6" style:family="paragraph" style:parent-style-name="Standard">
      <style:text-properties fo:font-weight="bold" officeooo:rsid="000942c7" officeooo:paragraph-rsid="0008d830" style:font-weight-asian="bold" style:font-weight-complex="bold"/>
    </style:style>
    <style:style style:name="P7" style:family="paragraph" style:parent-style-name="Standard">
      <style:text-properties fo:font-weight="bold" officeooo:rsid="0005ff4c" officeooo:paragraph-rsid="0005ff4c" style:font-weight-asian="bold" style:font-weight-complex="bold"/>
    </style:style>
    <style:style style:name="P8" style:family="paragraph" style:parent-style-name="Standard">
      <style:text-properties fo:font-weight="bold" officeooo:rsid="000ab2d2" officeooo:paragraph-rsid="000ab2d2" style:font-weight-asian="bold" style:font-weight-complex="bold"/>
    </style:style>
    <style:style style:name="P9" style:family="paragraph" style:parent-style-name="Standard">
      <style:text-properties fo:font-weight="bold" officeooo:rsid="000ab2d2" officeooo:paragraph-rsid="000c6c4b" style:font-weight-asian="bold" style:font-weight-complex="bold"/>
    </style:style>
    <style:style style:name="P10" style:family="paragraph" style:parent-style-name="Standard">
      <style:text-properties fo:font-weight="bold" officeooo:rsid="000b0302" officeooo:paragraph-rsid="000b0302" style:font-weight-asian="bold" style:font-weight-complex="bold"/>
    </style:style>
    <style:style style:name="P11" style:family="paragraph" style:parent-style-name="Standard">
      <style:text-properties fo:font-weight="bold" officeooo:rsid="000b0302" officeooo:paragraph-rsid="00100eab" style:font-weight-asian="bold" style:font-weight-complex="bold"/>
    </style:style>
    <style:style style:name="P12" style:family="paragraph" style:parent-style-name="Standard">
      <style:text-properties fo:font-weight="bold" officeooo:rsid="0010778f" officeooo:paragraph-rsid="0010778f" style:font-weight-asian="bold" style:font-weight-complex="bold"/>
    </style:style>
    <style:style style:name="P13" style:family="paragraph" style:parent-style-name="Standard">
      <style:text-properties fo:font-weight="bold" officeooo:rsid="0010778f" officeooo:paragraph-rsid="00118479" style:font-weight-asian="bold" style:font-weight-complex="bold"/>
    </style:style>
    <style:style style:name="P14" style:family="paragraph" style:parent-style-name="Standard">
      <style:text-properties fo:font-weight="bold" officeooo:rsid="00134d06" officeooo:paragraph-rsid="00134d06" style:font-weight-asian="bold" style:font-weight-complex="bold"/>
    </style:style>
    <style:style style:name="P15" style:family="paragraph" style:parent-style-name="Standard">
      <style:text-properties officeooo:rsid="000ab2d2" officeooo:paragraph-rsid="000ab2d2"/>
    </style:style>
    <style:style style:name="P16" style:family="paragraph" style:parent-style-name="Standard">
      <style:text-properties officeooo:rsid="000ab2d2" officeooo:paragraph-rsid="000b0302"/>
    </style:style>
    <style:style style:name="P17" style:family="paragraph" style:parent-style-name="Standard">
      <style:text-properties officeooo:rsid="000ab2d2" officeooo:paragraph-rsid="000c6c4b"/>
    </style:style>
    <style:style style:name="P18" style:family="paragraph" style:parent-style-name="Standard">
      <style:text-properties officeooo:rsid="000ab2d2" officeooo:paragraph-rsid="0005ff4c"/>
    </style:style>
    <style:style style:name="P19" style:family="paragraph" style:parent-style-name="Standard">
      <style:text-properties officeooo:rsid="000ab2d2" officeooo:paragraph-rsid="000e023c"/>
    </style:style>
    <style:style style:name="P20" style:family="paragraph" style:parent-style-name="Standard">
      <style:text-properties officeooo:rsid="000b0302" officeooo:paragraph-rsid="000b0302"/>
    </style:style>
    <style:style style:name="P21" style:family="paragraph" style:parent-style-name="Standard">
      <style:text-properties officeooo:rsid="000b0302" officeooo:paragraph-rsid="000e023c"/>
    </style:style>
    <style:style style:name="P22" style:family="paragraph" style:parent-style-name="Standard">
      <style:text-properties fo:font-weight="normal" officeooo:rsid="000bc617" officeooo:paragraph-rsid="000bc61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0bc617" officeooo:paragraph-rsid="000bc617" style:font-weight-asian="normal" style:font-weight-complex="normal"/>
    </style:style>
    <style:style style:name="P24" style:family="paragraph" style:parent-style-name="Standard">
      <style:text-properties fo:font-weight="normal" officeooo:rsid="000f12e2" officeooo:paragraph-rsid="000f12e2" style:font-weight-asian="normal" style:font-weight-complex="normal"/>
    </style:style>
    <style:style style:name="P25" style:family="paragraph" style:parent-style-name="Standard">
      <style:text-properties fo:font-weight="normal" officeooo:rsid="000f12e2" officeooo:paragraph-rsid="0010778f" style:font-weight-asian="normal" style:font-weight-complex="normal"/>
    </style:style>
    <style:style style:name="P26" style:family="paragraph" style:parent-style-name="Standard">
      <style:text-properties fo:font-weight="normal" officeooo:rsid="0010778f" officeooo:paragraph-rsid="0010778f" style:font-weight-asian="normal" style:font-weight-complex="normal"/>
    </style:style>
    <style:style style:name="P27" style:family="paragraph" style:parent-style-name="Standard">
      <style:text-properties fo:font-weight="normal" officeooo:rsid="0010778f" officeooo:paragraph-rsid="00118479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10778f" officeooo:paragraph-rsid="00118479" style:font-weight-asian="normal" style:font-weight-complex="normal"/>
    </style:style>
    <style:style style:name="P29" style:family="paragraph" style:parent-style-name="Standard">
      <style:text-properties fo:font-weight="normal" officeooo:rsid="00118479" officeooo:paragraph-rsid="00118479" style:font-weight-asian="normal" style:font-weight-complex="normal"/>
    </style:style>
    <style:style style:name="P30" style:family="paragraph" style:parent-style-name="Standard">
      <style:text-properties fo:font-weight="normal" officeooo:rsid="00134d06" officeooo:paragraph-rsid="00134d06" style:font-weight-asian="normal" style:font-weight-complex="normal"/>
    </style:style>
    <style:style style:name="P31" style:family="paragraph" style:parent-style-name="Standard">
      <style:text-properties fo:font-weight="normal" officeooo:rsid="00100eab" officeooo:paragraph-rsid="0010778f" style:font-weight-asian="normal" style:font-weight-complex="normal"/>
    </style:style>
    <style:style style:name="P32" style:family="paragraph" style:parent-style-name="Standard">
      <style:text-properties officeooo:rsid="000f12e2" officeooo:paragraph-rsid="000f12e2"/>
    </style:style>
    <style:style style:name="P33" style:family="paragraph" style:parent-style-name="Standard">
      <style:text-properties officeooo:rsid="00100eab" officeooo:paragraph-rsid="00100eab"/>
    </style:style>
    <style:style style:name="P34" style:family="paragraph" style:parent-style-name="Standard">
      <style:text-properties fo:font-weight="normal" officeooo:rsid="0016d680" officeooo:paragraph-rsid="0016d680" style:font-weight-asian="normal" style:font-weight-complex="normal"/>
    </style:style>
    <style:style style:name="P35" style:family="paragraph" style:parent-style-name="Standard">
      <style:text-properties fo:font-weight="bold" officeooo:rsid="000942c7" officeooo:paragraph-rsid="000f12e2" style:font-weight-asian="bold" style:font-weight-complex="bold"/>
    </style:style>
    <style:style style:name="P36" style:family="paragraph" style:parent-style-name="Standard">
      <style:text-properties fo:font-weight="bold" officeooo:rsid="0016d680" officeooo:paragraph-rsid="0016d680" style:font-weight-asian="bold" style:font-weight-complex="bold"/>
    </style:style>
    <style:style style:name="P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0bc617" officeooo:paragraph-rsid="0010778f" style:font-weight-asian="normal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942c7" officeooo:paragraph-rsid="0010778f" style:font-weight-asian="bold" style:font-weight-complex="bold"/>
    </style:style>
    <style:style style:name="T1" style:family="text">
      <style:text-properties officeooo:rsid="00076771"/>
    </style:style>
    <style:style style:name="T2" style:family="text">
      <style:text-properties officeooo:rsid="0008d830"/>
    </style:style>
    <style:style style:name="T3" style:family="text">
      <style:text-properties fo:font-weight="bold" officeooo:rsid="000ab2d2" style:font-weight-asian="bold" style:font-weight-complex="bold"/>
    </style:style>
    <style:style style:name="T4" style:family="text">
      <style:text-properties fo:font-weight="bold" officeooo:rsid="000b0302" style:font-weight-asian="bold" style:font-weight-complex="bold"/>
    </style:style>
    <style:style style:name="T5" style:family="text">
      <style:text-properties officeooo:rsid="00097d69"/>
    </style:style>
    <style:style style:name="T6" style:family="text">
      <style:text-properties officeooo:rsid="000ab2d2"/>
    </style:style>
    <style:style style:name="T7" style:family="text">
      <style:text-properties officeooo:rsid="000b0302"/>
    </style:style>
    <style:style style:name="T8" style:family="text">
      <style:text-properties officeooo:rsid="00100eab"/>
    </style:style>
    <style:style style:name="T9" style:family="text">
      <style:text-properties officeooo:rsid="00118479"/>
    </style:style>
    <style:style style:name="T10" style:family="text">
      <style:text-properties officeooo:rsid="00134d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Caracterización sensor de <text:span text:style-name="T2">corriente</text:span> LEM HCL-20P</text:p>
      <text:p text:style-name="P1"/>
      <text:p text:style-name="P1"/>
      <text:p text:style-name="P1"/>
      <text:p text:style-name="P32">El objetivo de este documento es la caracterización del sensor de corriente LEM HCPL-20P.</text:p>
      <text:p text:style-name="P30">La caracterización del sensor tiene relación con obtener los valores </text:p>
      <text:p text:style-name="P13"/>
      <text:p text:style-name="P13">Caracteristicas <text:span text:style-name="T9">importantes hoja de datos</text:span> <text:span text:style-name="T9">del sensor</text:span>:</text:p>
      <text:p text:style-name="P13"/>
      <text:p text:style-name="P27">La resistencia de los pines de medición de corriente es de 1 [ m<draw:frame draw:style-name="fr3" draw:name="Object1" text:anchor-type="as-char" svg:y="-0.305cm" svg:width="0.524cm" svg:height="0.326cm" draw:z-index="11"><draw:object xlink:href="./Object 1" xlink:type="simple" xlink:show="embed" xlink:actuate="onLoad"/><draw:image xlink:href="./ObjectReplacements/Object 1" xlink:type="simple" xlink:show="embed" xlink:actuate="onLoad"/><svg:desc>formula</svg:desc></draw:frame>].</text:p>
      <text:p text:style-name="P27">consume entre 19 y 25 [mA].</text:p>
      <text:p text:style-name="P27">Ancho de banda de operación: <text:s/>0-450 [Khz].</text:p>
      <text:p text:style-name="P29">Rango de funcionamiento: -50 [A] a 50 [A]</text:p>
      <text:p text:style-name="P27"/>
      <text:p text:style-name="P27"/>
      <text:p text:style-name="P14">Procedimiento:</text:p>
      <text:p text:style-name="P27"/>
      <text:p text:style-name="P30">El procedimiento utilizado para lograr caracterizar la transformación de datos del sensor es el siguiente:</text:p>
      <text:p text:style-name="P30"/>
      <text:p text:style-name="P27"/>
      <text:p text:style-name="P32"><text:s/><text:span text:style-name="T10">S</text:span>e setea la corriente que pasa por el sensor en un valor constante. Luego se <text:span text:style-name="T8">adquieren los datos entregados por el microcontrolador.</text:span></text:p>
      <text:p text:style-name="P1"/>
      <text:p text:style-name="P1"/>
      <text:p text:style-name="P1"/>
      <text:p text:style-name="P1">Se realizan pruebas cada 1 Ampere, y se obtienen los valores entregados por el arduino con <text:span text:style-name="T8">el macro</text:span> analogWrite.</text:p>
      <text:p text:style-name="P1"/>
      <text:p text:style-name="P33">Se obtienen 2 valores entregados por el sensor: Vout, y Vref, luego, se realiza la diferencia de estos términos.</text:p>
      <text:p text:style-name="P33"/>
      <text:p text:style-name="P1">A continuación se muestra el código utilizado:</text:p>
      <text:p text:style-name="P1"/>
      <text:p text:style-name="P1"/>
      <text:p text:style-name="P1">----------------------------------------------------------------------------------------------------------------</text:p>
      <text:p text:style-name="P5"><text:bookmark-start text:name="__DdeLink__331_2053907113"/>int analogPin = 0; //<text:span text:style-name="T9">Valor entrada Vout</text:span> <text:s/></text:p>
      <text:p text:style-name="P5"><text:span text:style-name="T9">int analogPin1=1; //Valor entrada Vref</text:span> <text:s text:c="2"/></text:p>
      <text:p text:style-name="P4">int val = 0; <text:s text:c="10"/></text:p>
      <text:p text:style-name="P4"/>
      <text:p text:style-name="P4">void setup()</text:p>
      <text:p text:style-name="P4">{</text:p>
      <text:p text:style-name="P4"><text:s text:c="2"/>Serial.begin(300);</text:p>
      <text:p text:style-name="P4">}</text:p>
      <text:p text:style-name="P4"/>
      <text:p text:style-name="P4"/>
      <text:p text:style-name="P4">void loop()</text:p>
      <text:p text:style-name="P4">{</text:p>
      <text:p text:style-name="P4"><text:s text:c="3"/>val = analogRead(analogPin)-<text:span text:style-name="T9">analogRead(analogPin1)</text:span>; <text:s text:c="2"/></text:p>
      <text:p text:style-name="P4"><text:soft-page-break/><text:s text:c="2"/>Serial.println(val); <text:s text:c="2"/><text:span text:style-name="T5">}</text:span> <text:s text:c="2"/><text:bookmark-end text:name="__DdeLink__331_2053907113"/><text:s text:c="5"/><text:bookmark-start text:name="__DdeLink__199_92336624"/><text:s text:c="2"/><text:bookmark-end text:name="__DdeLink__199_92336624"/></text:p>
      <text:p text:style-name="P4">----------------------------------------------------------------------------------------------------------------</text:p>
      <text:p text:style-name="P1"/>
      <text:p text:style-name="P1">A continuación se muestran los datos graficados de cada valor obtenido, en un tiempo de muestreo de aproximadamente 10 [s].</text:p>
      <text:p text:style-name="P1"/>
      <text:p text:style-name="P2">De los valores anteriormente obtenidos, se obtiene el promedio, la media <text:span text:style-name="T2">y la desviación estandar </text:span><text:s/>de los datos. Lo anterior se realiza utilizando scilab, y <text:span text:style-name="T1">los comandos mean(), <text:s/>median(), stdev().</text:span></text:p>
      <text:p text:style-name="P2"/>
      <text:p text:style-name="P7"><text:s text:c="75"/></text:p>
      <text:p text:style-name="P7"><draw:frame draw:style-name="fr1" draw:name="Image1" text:anchor-type="paragraph" svg:x="3.972cm" svg:y="0cm" svg:width="8.798cm" svg:height="6.766cm" draw:z-index="0"><draw:image xlink:href="Pictures/2000000200000222000001A4C7BC5033.eps" xlink:type="simple" xlink:show="embed" xlink:actuate="onLoad"/></draw:frame></text:p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medio= -4.11</text:p>
      <text:p text:style-name="P15">media= -5</text:p>
      <text:p text:style-name="P15">desviación estandar= 4.57</text:p>
      <text:p text:style-name="P15"/>
      <text:p text:style-name="P17"><text:s/></text:p>
      <text:p text:style-name="P9"><text:s text:c="119"/></text:p>
      <text:p text:style-name="P8"><draw:frame draw:style-name="fr1" draw:name="Image2" text:anchor-type="paragraph" svg:x="-0.672cm" svg:y="0.485cm" svg:width="8.146cm" svg:height="6.265cm" draw:z-index="1"><draw:image xlink:href="Pictures/2000000200000222000001A4C0FF7CB8.eps" xlink:type="simple" xlink:show="embed" xlink:actuate="onLoad"/></draw:frame></text:p>
      <text:p text:style-name="P8"><draw:frame draw:style-name="fr1" draw:name="Image3" text:anchor-type="paragraph" svg:x="8.927cm" svg:y="0.116cm" svg:width="7.586cm" svg:height="5.837cm" draw:z-index="2"><draw:image xlink:href="Pictures/2000000200000222000001A4A957159D.eps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7"><text:soft-page-break/>promedio= 2,60 <text:s text:c="93"/>promedio= 9.15</text:p>
      <text:p text:style-name="P17">media =3 <text:s text:c="104"/>media= 11</text:p>
      <text:p text:style-name="P17">desviación estandar = 4,93 <text:s text:c="76"/>desviación estandar= 7.01 </text:p>
      <text:p text:style-name="P1"/>
      <text:p text:style-name="P1"/>
      <text:p text:style-name="P3"><text:s text:c="6"/></text:p>
      <text:p text:style-name="P3"/>
      <text:p text:style-name="P3"/>
      <text:p text:style-name="P3"/>
      <text:p text:style-name="P3"/>
      <text:p text:style-name="P3"/>
      <text:p text:style-name="P3"><text:s text:c="28"/><text:span text:style-name="T3"><text:s text:c="107"/></text:span></text:p>
      <text:p text:style-name="P1"><draw:frame draw:style-name="fr1" draw:name="Image4" text:anchor-type="paragraph" svg:x="-0.981cm" svg:y="0.249cm" svg:width="8.343cm" svg:height="6.417cm" draw:z-index="3"><draw:image xlink:href="Pictures/2000000200000222000001A4BA4A9B80.eps" xlink:type="simple" xlink:show="embed" xlink:actuate="onLoad"/></draw:frame><draw:frame draw:style-name="fr1" draw:name="Image5" text:anchor-type="paragraph" svg:x="10.058cm" svg:y="0.143cm" svg:width="8.01cm" svg:height="6.161cm" draw:z-index="4"><draw:image xlink:href="Pictures/2000000200000222000001A433459616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7"/>
      <text:p text:style-name="P17"/>
      <text:p text:style-name="P17">promedio= 17,65 <text:s text:c="81"/>promedio = <text:span text:style-name="T7">23.33</text:span></text:p>
      <text:p text:style-name="P17">media= 20 <text:s text:c="92"/>media = <text:span text:style-name="T7">24</text:span></text:p>
      <text:p text:style-name="P17">desviación estandar= 7.<text:span text:style-name="T7">36 <text:s text:c="68"/></text:span>desviación estandar = <text:span text:style-name="T7">8.711</text:span></text:p>
      <text:p text:style-name="P15"><text:s/></text:p>
      <text:p text:style-name="P8"><text:s text:c="44"/></text:p>
      <text:p text:style-name="P8"><text:s text:c="72"/></text:p>
      <text:p text:style-name="P18"/>
      <text:p text:style-name="P19"><text:span text:style-name="T4"><text:s text:c="35"/></text:span><text:s text:c="77"/></text:p>
      <text:p text:style-name="P16"><draw:frame draw:style-name="fr1" draw:name="Image6" text:anchor-type="paragraph" svg:x="-0.109cm" svg:y="0.138cm" svg:width="7.953cm" svg:height="6.117cm" draw:z-index="5"><draw:image xlink:href="Pictures/2000000200000222000001A4E3727B97.eps" xlink:type="simple" xlink:show="embed" xlink:actuate="onLoad"/></draw:frame><draw:frame draw:style-name="fr1" draw:name="Image7" text:anchor-type="paragraph" svg:x="9.28cm" svg:y="0.312cm" svg:width="7.555cm" svg:height="5.81cm" draw:z-index="6"><draw:image xlink:href="Pictures/2000000200000222000001A44A541CDE.eps" xlink:type="simple" xlink:show="embed" xlink:actuate="onLoad"/></draw:frame></text:p>
      <text:p text:style-name="P16"><text:s text:c="14"/></text:p>
      <text:p text:style-name="P16"/>
      <text:p text:style-name="P16"><text:s/></text:p>
      <text:p text:style-name="P10"><text:s text:c="71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<text:s text:c="15"/>promedio= 29.33 <text:s text:c="66"/><text:span text:style-name="T6">promedio= </text:span>35,29</text:p>
      <text:p text:style-name="P21"><text:s text:c="15"/>media= 32 <text:s text:c="77"/><text:span text:style-name="T6">media= 36</text:span></text:p>
      <text:p text:style-name="P21"><text:s text:c="15"/>desviación estandar= 10.43 <text:s text:c="50"/><text:span text:style-name="T6">desviación estandar= </text:span>11.75</text:p>
      <text:p text:style-name="P20"/>
      <text:p text:style-name="P10"><text:s text:c="71"/></text:p>
      <text:p text:style-name="P16"/>
      <text:p text:style-name="P16"/>
      <text:p text:style-name="P11"><text:s text:c="20"/></text:p>
      <text:p text:style-name="P11"/>
      <text:p text:style-name="P11"><text:s text:c="30"/></text:p>
      <text:p text:style-name="P1"><draw:frame draw:style-name="fr1" draw:name="Image8" text:anchor-type="paragraph" svg:x="-0.009cm" svg:y="0.069cm" svg:width="7.447cm" svg:height="5.646cm" draw:z-index="7"><draw:image xlink:href="Pictures/2000000200000247000001BAB05F8B2E.eps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 text:c="16"/>promedio= <text:span text:style-name="T7">44.81</text:span></text:p>
      <text:p text:style-name="P16"><text:s text:c="15"/>media= <text:span text:style-name="T7">48</text:span></text:p>
      <text:p text:style-name="P16"><text:s text:c="14"/>desviación estandar=<text:span text:style-name="T7">12.24</text:span></text:p>
      <text:p text:style-name="P16"/>
      <text:p text:style-name="P16"><text:s/></text:p>
      <text:p text:style-name="P1"/>
      <text:p text:style-name="P6"/>
      <text:p text:style-name="P22">Se grafican los promedios,las medias y las desviaciónes estandar obtenidas en función de los amperes </text:p>
      <text:p text:style-name="P22"/>
      <text:p text:style-name="P22"/>
      <text:p text:style-name="P22"><draw:frame draw:style-name="fr1" draw:name="Image9" text:anchor-type="paragraph" svg:x="3.325cm" svg:y="0.074cm" svg:width="10.04cm" svg:height="7.555cm" draw:z-index="8"><draw:image xlink:href="Pictures/2000000200000242000001B35B8638A8.eps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4">En la anterior figura se aprecia en verde el promedio, en azul la media, y en rojo la desviación estandar</text:p>
      <text:p text:style-name="P22"/>
      <text:p text:style-name="P22"/>
      <text:p text:style-name="P22"/>
      <text:p text:style-name="P22">La recta que más se asemeja a los datos obtenidos para los promedios, tiene una función equivalente a </text:p>
      <text:p text:style-name="P22"/>
      <text:p text:style-name="P23"><text:s text:c="3"/>y=8,15x-4,11</text:p>
      <text:p text:style-name="P22"/>
      <text:p text:style-name="P24">A continuación se grafican los promedios y la recta anteriormente mencionada:</text:p>
      <text:p text:style-name="P24"><draw:frame draw:style-name="fr1" draw:name="Image10" text:anchor-type="paragraph" svg:x="3.685cm" svg:y="0.37cm" svg:width="8.687cm" svg:height="6.599cm" draw:z-index="9"><draw:image xlink:href="Pictures/2000000200000236000001AE0979004A.eps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Donde en azul se presenta la linealización, y en rojo los datos obtenidos.</text:p>
      <text:p text:style-name="P22"/>
      <text:p text:style-name="P25">Finalmente, <text:span text:style-name="T8">se obtiene una expresión para la desviación estandar, </text:span></text:p>
      <text:p text:style-name="P31">equivalente a :</text:p>
      <text:p text:style-name="P27"/>
      <text:p text:style-name="P28">Y<text:span text:style-name="T9">=</text:span>1,28x+4,57</text:p>
      <text:p text:style-name="P27"/>
      <text:p text:style-name="P29">El grafico de desviación estandar, junto a su linealización corresponde a:</text:p>
      <text:p text:style-name="P29"/>
      <text:p text:style-name="P29"><draw:frame draw:style-name="fr1" draw:name="Image11" text:anchor-type="paragraph" svg:x="2.85cm" svg:y="0.106cm" svg:width="9.562cm" svg:height="7.264cm" draw:z-index="10"><draw:image xlink:href="Pictures/2000000200000236000001AEA934DC30.eps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p text:style-name="P24"/>
      <text:p text:style-name="P24"/>
      <text:p text:style-name="P24"/>
      <text:p text:style-name="P12"/>
      <text:p text:style-name="P12"/>
      <text:p text:style-name="P12"><text:soft-page-break/></text:p>
      <text:p text:style-name="P12"/>
      <text:p text:style-name="P29">Donde la linealización está en rojo, y los datos obtenidos en azul.</text:p>
      <text:p text:style-name="P12"/>
      <text:p text:style-name="P12">Adquisición y conversión de datos en microcontrolador.</text:p>
      <text:p text:style-name="P26"/>
      <text:p text:style-name="P26">-------------------------------------------------------------------------------------------------------------------</text:p>
      <text:p text:style-name="P34">int analogPin=0; </text:p>
      <text:p text:style-name="P34">int analogPin1=1;</text:p>
      <text:p text:style-name="P34"></text:p>
      <text:p text:style-name="P34">int val =0;</text:p>
      <text:p text:style-name="P34">int valor =0;</text:p>
      <text:p text:style-name="P34"></text:p>
      <text:p text:style-name="P34"></text:p>
      <text:p text:style-name="P34">int promedio=0;</text:p>
      <text:p text:style-name="P34"></text:p>
      <text:p text:style-name="P34">unsigned long previousMillis = 0; <text:s text:c="5"/>// will store last time LED was updated</text:p>
      <text:p text:style-name="P34">const long interval = 1000; <text:s text:c="11"/>// interval at which to blink (milliseconds)</text:p>
      <text:p text:style-name="P34">const long a = interval/20; <text:s text:c="5"/>// 20 muestreos de señal </text:p>
      <text:p text:style-name="P34"></text:p>
      <text:p text:style-name="P34">void setup(){</text:p>
      <text:p text:style-name="P34"></text:p>
      <text:p text:style-name="P34">Serial.begin(300);</text:p>
      <text:p text:style-name="P34"><text:tab/></text:p>
      <text:p text:style-name="P34">}</text:p>
      <text:p text:style-name="P34"></text:p>
      <text:p text:style-name="P34">void loop(){</text:p>
      <text:p text:style-name="P34"></text:p>
      <text:p text:style-name="P34"></text:p>
      <text:p text:style-name="P34"><text:s text:c="3"/>unsigned long currentMillis = millis();</text:p>
      <text:p text:style-name="P34"></text:p>
      <text:p text:style-name="P34"><text:s text:c="3"/>unsigned long muestreo = 0;</text:p>
      <text:p text:style-name="P34"></text:p>
      <text:p text:style-name="P34"></text:p>
      <text:p text:style-name="P34"><text:s text:c="6"/>if (currentMillis - previousMillis &lt;= interval)</text:p>
      <text:p text:style-name="P34"><text:s text:c="4"/>{</text:p>
      <text:p text:style-name="P34"></text:p>
      <text:p text:style-name="P34"><text:s text:c="6"/>for (int i=1;i&lt;=20;i++)</text:p>
      <text:p text:style-name="P34"><text:s text:c="13"/>{</text:p>
      <text:p text:style-name="P34"><text:s/></text:p>
      <text:p text:style-name="P34"><text:s text:c="9"/>muestreo= i*a+currentMillis;</text:p>
      <text:p text:style-name="P34"></text:p>
      <text:p text:style-name="P34"><text:s text:c="9"/>if (currentMillis = muestreo){</text:p>
      <text:p text:style-name="P34"></text:p>
      <text:p text:style-name="P34"><text:s text:c="6"/>val = analogRead(analogPin) - analogRead(analogPin1);</text:p>
      <text:p text:style-name="P34"><text:s text:c="6"/></text:p>
      <text:p text:style-name="P34"><text:s text:c="6"/>Serial.print("val = ");</text:p>
      <text:p text:style-name="P34"><text:s text:c="6"/>Serial.println(val);</text:p>
      <text:p text:style-name="P34"></text:p>
      <text:p text:style-name="P34"><text:soft-page-break/><text:s text:c="7"/>valor= valor+val; <text:s text:c="2"/>//acumula los valores</text:p>
      <text:p text:style-name="P34"><text:s text:c="6"/></text:p>
      <text:p text:style-name="P34"></text:p>
      <text:p text:style-name="P34"><text:s text:c="6"/>// <text:s/>Serial.print("valor ");</text:p>
      <text:p text:style-name="P34"><text:s text:c="6"/>// <text:s/>Serial.println(valor);</text:p>
      <text:p text:style-name="P34"></text:p>
      <text:p text:style-name="P34"></text:p>
      <text:p text:style-name="P34"><text:s text:c="18"/>} <text:s text:c="4"/></text:p>
      <text:p text:style-name="P34"><text:s text:c="13"/>}</text:p>
      <text:p text:style-name="P34"><text:s text:c="6"/>}</text:p>
      <text:p text:style-name="P34"></text:p>
      <text:p text:style-name="P34">else { </text:p>
      <text:p text:style-name="P34"><text:s text:c="8"/>promedio=valor/20;</text:p>
      <text:p text:style-name="P34"><text:s text:c="9"/>Serial.print("promedio ");</text:p>
      <text:p text:style-name="P34"><text:s text:c="9"/>Serial.println(promedio);</text:p>
      <text:p text:style-name="P34"><text:s text:c="9"/>valor=0;</text:p>
      <text:p text:style-name="P34"><text:s text:c="3"/>int corriente = (promedio + 4.11)/8.15;</text:p>
      <text:p text:style-name="P34"></text:p>
      <text:p text:style-name="P34"><text:s text:c="6"/><text:tab/>Serial.print("Corriente = ");</text:p>
      <text:p text:style-name="P34"><text:s text:c="9"/>Serial.println(corriente);</text:p>
      <text:p text:style-name="P34"><text:s text:c="3"/>previousMillis = currentMillis;</text:p>
      <text:p text:style-name="P34">}</text:p>
      <text:p text:style-name="P34"></text:p>
      <text:p text:style-name="P34">}</text:p>
      <text:p text:style-name="P35"/>
      <text:p text:style-name="P35"><text:s text:c="29"/>--------------------------------------------------------------</text:p>
      <text:p text:style-name="P35"/>
      <text:p text:style-name="P35"/>
      <text:p text:style-name="P36">Placa para montaje</text:p>
      <text:p text:style-name="P35"/>
      <text:p text:style-name="P35"/>
      <text:p text:style-name="P35"><draw:frame draw:style-name="fr2" draw:name="Imagen1" text:anchor-type="paragraph" svg:width="10.126cm" svg:height="7.156cm" draw:z-index="12"><draw:image xlink:href="Pictures/20000002000002FD0000023CF90541E3.eps" xlink:type="simple" xlink:show="embed" xlink:actuate="onLoad"/></draw:frame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7:23:51.317504377</meta:creation-date>
    <meta:editing-duration>PT4H39M48S</meta:editing-duration>
    <meta:editing-cycles>4</meta:editing-cycles>
    <meta:generator>LibreOffice/4.2.8.2$Linux_X86_64 LibreOffice_project/420m0$Build-2</meta:generator>
    <dc:date>2016-08-31T10:10:07.042609810</dc:date>
    <meta:document-statistic meta:table-count="0" meta:image-count="12" meta:object-count="1" meta:page-count="7" meta:paragraph-count="141" meta:word-count="545" meta:character-count="5911" meta:non-whitespace-character-count="3520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